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EE00000153321F4946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05cm" svg:height="5.562cm" svg:x="0.382cm" svg:y="0.247cm">
          <draw:image xlink:href="Pictures/20000002000001EE00000153321F4946.eps" xlink:type="simple" xlink:show="embed" xlink:actuate="onLoad">
            <text:p/>
          </draw:image>
        </draw:frame>
        <draw:frame draw:style-name="gr2" draw:text-style-name="P2" draw:layer="layout" svg:width="0.891cm" svg:height="0.696cm" svg:x="3.935cm" svg:y="0.066cm">
          <draw:text-box>
            <text:p><text:span text:style-name="T1">الف</text:span></text:p>
          </draw:text-box>
        </draw:frame>
        <draw:frame draw:style-name="gr2" draw:text-style-name="P2" draw:layer="layout" svg:width="0.646cm" svg:height="0.696cm" svg:x="4.826cm" svg:y="0.066cm">
          <draw:text-box>
            <text:p><text:span text:style-name="T1">با</text:span></text:p>
          </draw:text-box>
        </draw:frame>
        <draw:custom-shape draw:style-name="gr3" draw:text-style-name="P1" draw:layer="layout" svg:width="3.683cm" svg:height="2.667cm" svg:x="4.953cm" svg:y="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381cm" svg:height="0.508cm" svg:x="7.493cm" svg:y="3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683cm" svg:height="2.667cm" svg:x="0.889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07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7T09:03:33</dc:date>
    <dc:creator>kkk </dc:creator>
    <meta:generator>LibreOffice/3.3$Linux LibreOffice_project/330m19$Build-401</meta:generator>
    <meta:editing-duration>PT9M48S</meta:editing-duration>
    <meta:editing-cycles>3</meta:editing-cycles>
    <meta:document-statistic meta:object-count="6"/>
  </office:meta>
</office:document-meta>
</file>